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b7aea"/>
    </style:style>
    <style:style style:name="T11" style:family="text">
      <style:text-properties officeooo:rsid="002161f2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2">do text</text:span></text:p><text:p text:style-name="P17"><text:span text:style-name="T13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onze heures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7"><text:span text:style-name="T14">do section- if not len(</text:span><text:span text:style-name="T15">licence_helper.getLastInquiry().</text:span><text:span text:style-name="T14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7"><text:span text:style-name="T14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4">do text for claimant in </text:span><text:span text:style-name="T15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<text:s/>domicilié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2">do text</text:span></text:p><text:p text:style-name="P17"><text:span text:style-name="T1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9-05-07T15:22:55.713512180</dc:date>
    <dc:creator>bleybaert</dc:creator>
    <meta:editing-duration>PT1H51M45S</meta:editing-duration>
    <meta:editing-cycles>27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183" meta:character-count="1301" meta:non-whitespace-character-count="1168"/>
  </office:meta>
</office:document-meta>
</file>